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 style:list-style-name="L4">
      <style:text-properties fo:font-weight="bold" style:font-weight-asian="bold" style:font-weight-complex="bold"/>
    </style:style>
    <style:style style:name="P6" style:family="paragraph" style:parent-style-name="Standard" style:list-style-name="L5">
      <style:text-properties fo:font-weight="bold" style:font-weight-asian="bold" style:font-weight-complex="bold"/>
    </style:style>
    <style:style style:name="P7" style:family="paragraph" style:parent-style-name="Standard" style:list-style-name="L6">
      <style:text-properties fo:font-weight="bold" style:font-weight-asian="bold" style:font-weight-complex="bold"/>
    </style:style>
    <style:style style:name="P8" style:family="paragraph" style:parent-style-name="Standard" style:list-style-name="L7">
      <style:text-properties fo:font-weight="bold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>
      <style:text-properties fo:font-weight="normal" style:font-weight-asian="normal" style:font-weight-complex="normal"/>
    </style:style>
    <style:style style:name="P12" style:family="paragraph" style:parent-style-name="Standard" style:list-style-name="L6">
      <style:text-properties fo:font-weight="normal" style:font-weight-asian="normal" style:font-weight-complex="normal"/>
    </style:style>
    <style:style style:name="P13" style:family="paragraph" style:parent-style-name="Standard" style:list-style-name="L7">
      <style:text-properties fo:font-weight="normal" style:font-weight-asian="normal" style:font-weight-complex="normal"/>
    </style:style>
    <style:style style:name="P14" style:family="paragraph" style:parent-style-name="Standard" style:list-style-name="L5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onent</text:p>
      <text:list xml:id="list1176743635" text:style-name="L1">
        <text:list-item>
          <text:p text:style-name="P2">name</text:p>
        </text:list-item>
        <text:list-item>
          <text:p text:style-name="P1">(There is no offset field for an unbound component)</text:p>
        </text:list-item>
        <text:list-item>
          <text:p text:style-name="P1">size (number of words in the component, default = auto)</text:p>
        </text:list-item>
        <text:list-item>
          <text:p text:style-name="P2">width (number of bits/word)</text:p>
        </text:list-item>
        <text:list-item>
          <text:p text:style-name="P1">readOnly (default false)</text:p>
        </text:list-item>
        <text:list-item>
          <text:p text:style-name="P1">writeOnly (default false)</text:p>
        </text:list-item>
      </text:list>
      <text:p text:style-name="Standard"/>
      <text:p text:style-name="Standard">Register</text:p>
      <text:list xml:id="list1558458090" text:style-name="L2">
        <text:list-item>
          <text:p text:style-name="P3">name</text:p>
        </text:list-item>
        <text:list-item>
          <text:p text:style-name="P9">offset (Word offset into component or array, default = auto)</text:p>
        </text:list-item>
        <text:list-item>
          <text:p text:style-name="P9">size (number of words, default = 1)</text:p>
        </text:list-item>
        <text:list-item>
          <text:p text:style-name="P9">width (number of bits, default = inherit, used only when creating a register with a single, smaller field)</text:p>
        </text:list-item>
        <text:list-item>
          <text:p text:style-name="P9">readOnly (default = inherit)</text:p>
        </text:list-item>
        <text:list-item>
          <text:p text:style-name="P9">writeOnly (default = inherit)</text:p>
        </text:list-item>
        <text:list-item>
          <text:p text:style-name="P9">format (from “signed, unsigned, bits”, default = bits)</text:p>
        </text:list-item>
      </text:list>
      <text:p text:style-name="Standard"/>
      <text:p text:style-name="Standard">Field</text:p>
      <text:list xml:id="list656532024" text:style-name="L3">
        <text:list-item>
          <text:p text:style-name="P4">name</text:p>
        </text:list-item>
        <text:list-item>
          <text:p text:style-name="P10">offset (index of the LSB of the field, default = auto)</text:p>
        </text:list-item>
        <text:list-item>
          <text:p text:style-name="P10">size (number of bits, default = 1)</text:p>
        </text:list-item>
        <text:list-item>
          <text:p text:style-name="P10">readOnly (default = inherit)</text:p>
        </text:list-item>
        <text:list-item>
          <text:p text:style-name="P10">writeOnly (default = inherit)</text:p>
        </text:list-item>
        <text:list-item>
          <text:p text:style-name="P10">format (from “signed, unsigned, bits”, default = bits)</text:p>
        </text:list-item>
      </text:list>
      <text:p text:style-name="Standard"/>
      <text:p text:style-name="Standard">Enum</text:p>
      <text:list xml:id="list365439865" text:style-name="L4">
        <text:list-item>
          <text:p text:style-name="P5">name</text:p>
        </text:list-item>
        <text:list-item>
          <text:p text:style-name="P11">value (default = auto)</text:p>
        </text:list-item>
      </text:list>
      <text:p text:style-name="Standard"/>
      <text:p text:style-name="Standard">MemoryMap</text:p>
      <text:list xml:id="list833825882" text:style-name="L5">
        <text:list-item>
          <text:p text:style-name="P6">name</text:p>
        </text:list-item>
        <text:list-item>
          <text:p text:style-name="P14">base (address of the start of the memory map, typically “0x80000000”)</text:p>
        </text:list-item>
      </text:list>
      <text:p text:style-name="Standard"/>
      <text:p text:style-name="Standard">Instance</text:p>
      <text:list xml:id="list1041019693" text:style-name="L6">
        <text:list-item>
          <text:p text:style-name="P7">name</text:p>
        </text:list-item>
        <text:list-item>
          <text:p text:style-name="P7">extern (name of the Component to bind here on the map)</text:p>
        </text:list-item>
        <text:list-item>
          <text:p text:style-name="P12">offset (default = auto)</text:p>
        </text:list-item>
      </text:list>
      <text:p text:style-name="Standard"/>
      <text:p text:style-name="Standard">All types may also have as many Description elements as they would like. <text:s/>Each Description element encloses one paragraph of plain text that provides descriptive information about the enclosing element.</text:p>
      <text:p text:style-name="Standard"/>
      <text:p text:style-name="Standard">Components contain Registers contain Fields contain Enums.</text:p>
      <text:p text:style-name="Standard">MemoryMaps contain Instances, which bind to Components through their extern attribute.</text:p>
      <text:p text:style-name="Standard"/>
      <text:p text:style-name="Standard">Registers, Fields, and Instances may also be displaced by a RegisterArray, FieldArray, or InstanceArray, respectively. <text:s/>In all cases:</text:p>
      <text:p text:style-name="Standard"><text:soft-page-break/></text:p>
      <text:p text:style-name="Standard">(Register|Field|Instance)Array</text:p>
      <text:list xml:id="list1819262175" text:style-name="L7">
        <text:list-item>
          <text:p text:style-name="P13">name (can be skipped if only one element is contained)</text:p>
        </text:list-item>
        <text:list-item>
          <text:p text:style-name="P13">offset (offset of the first element contained)</text:p>
        </text:list-item>
        <text:list-item>
          <text:p text:style-name="P8">count (number of times to repeat the contents)</text:p>
        </text:list-item>
        <text:list-item>
          <text:p text:style-name="P13">framesize(size of the contained elements, default = aut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Gaddi</meta:initial-creator>
    <meta:creation-date>2011-05-31T10:26:49</meta:creation-date>
    <dc:date>2011-06-01T16:06:48</dc:date>
    <dc:creator>Rob Gaddi</dc:creator>
    <meta:editing-duration>PT05H17M20S</meta:editing-duration>
    <meta:editing-cycles>18</meta:editing-cycles>
    <meta:generator>OpenOffice.org/3.2$Linux OpenOffice.org_project/320m12$Build-9483</meta:generator>
    <meta:document-statistic meta:table-count="0" meta:image-count="0" meta:object-count="0" meta:page-count="2" meta:paragraph-count="41" meta:word-count="289" meta:character-count="1670"/>
  </office:meta>
</office:document-meta>
</file>